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a7f0f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CAPTION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CAPTION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CAPTION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CAPTION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CAPTION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CAPTION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CAPTION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CAPTION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APTION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CAPTION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CAPTION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APTION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CAPTION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APTION_5f_ONL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774cm" style:use-optimal-column-width="false"/>
    </style:style>
    <style:style style:name="co2" style:family="table-column">
      <style:table-column-properties style:column-width="7cm" style:use-optimal-column-width="false"/>
    </style:style>
    <style:style style:name="co3" style:family="table-column">
      <style:table-column-properties style:column-width="11.834cm" style:use-optimal-column-width="false"/>
    </style:style>
    <style:style style:name="co4" style:family="table-column">
      <style:table-column-properties style:column-width="12.335cm" style:use-optimal-column-width="false"/>
    </style:style>
    <style:style style:name="ro1" style:family="table-row">
      <style:table-row-properties style:row-height="0.939cm"/>
    </style:style>
    <style:style style:name="ro2" style:family="table-row">
      <style:table-row-properties style:row-height="1.371cm"/>
    </style:style>
    <style:style style:name="ro3" style:family="table-row">
      <style:table-row-properties style:row-height="0.981cm"/>
    </style:style>
    <style:style style:name="ro4" style:family="table-row">
      <style:table-row-properties style:row-height="1.455cm"/>
    </style:style>
    <style:style style:name="ro5" style:family="table-row">
      <style:table-row-properties style:row-height="8.403cm"/>
    </style:style>
    <style:style style:name="ro6" style:family="table-row">
      <style:table-row-properties style:row-height="11.683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3.81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7.62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7.62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2.54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" fo:font-size="48pt" fo:letter-spacing="normal" fo:font-style="normal" style:text-underline-style="none" fo:font-weight="normal" style:font-name-asian="Lato" style:font-size-asian="48pt" style:font-style-asian="normal" style:font-weight-asian="normal" style:font-name-complex="Lato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aleway" fo:font-size="24pt" fo:letter-spacing="normal" fo:font-style="normal" style:text-underline-style="none" fo:font-weight="bold" style:font-name-asian="Raleway" style:font-size-asian="24pt" style:font-style-asian="normal" style:font-weight-asian="bold" style:font-name-complex="Raleway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465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PTION_5f_ONLY">
        <draw:frame draw:name="Google Shape;71;p13" presentation:style-name="pr1" draw:text-style-name="P2" draw:layer="layout" svg:width="1.523cm" svg:height="1.092cm" svg:x="23.606cm" svg:y="13.02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72;p13" draw:style-name="gr1" draw:text-style-name="P4" draw:layer="layout" svg:width="8.654cm" svg:height="1.092cm" svg:x="15.998cm" svg:y="13.342cm">
          <text:p text:style-name="P3"><text:span text:style-name="T2">By Piyush Agarwal | Trinaha Institute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3" draw:style-name="gr1" draw:text-style-name="P4" draw:layer="layout" svg:width="15.129cm" svg:height="4.507cm" svg:x="5.135cm" svg:y="3.754cm">
          <text:p text:style-name="P5"><text:span text:style-name="T3">Regular Expression in 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746969f0e9_0_0:notes" draw:style-name="gr2" draw:layer="layout" svg:width="16.932cm" svg:height="9.524cm" svg:x="1.059cm" svg:y="1.905cm" draw:page-number="1" presentation:class="page"/>
          <draw:frame draw:name="Google Shape;69;g746969f0e9_0_0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APTION_5f_ONLY">
        <draw:frame draw:name="Google Shape;78;p14" presentation:style-name="pr3" draw:text-style-name="P8" draw:layer="layout" svg:width="23.667cm" svg:height="1.508cm" svg:x="0.866cm" svg:y="1.63cm" presentation:class="title" presentation:user-transformed="true">
          <draw:text-box>
            <text:p text:style-name="P7"><text:span text:style-name="T4">Character Classes</text:span></text:p>
          </draw:text-box>
        </draw:frame>
        <draw:frame draw:name="Google Shape;79;p14" draw:style-name="standard" draw:layer="layout" svg:width="9.773cm" svg:height="7.943cm" svg:x="2.646cm" svg:y="3.35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5">[abc]</text:span></text:p>
              </table:table-cell>
              <table:table-cell>
                <text:p text:style-name="P9"><text:span text:style-name="T5">Either a OR b OR c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5">[^abc]</text:span></text:p>
              </table:table-cell>
              <table:table-cell>
                <text:p text:style-name="P9"><text:span text:style-name="T5">Except a,b, and c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5">[a-z]</text:span></text:p>
              </table:table-cell>
              <table:table-cell>
                <text:p text:style-name="P9"><text:span text:style-name="T5">Any Lower Case Alphabet Symbol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5">[A-Z]</text:span></text:p>
              </table:table-cell>
              <table:table-cell>
                <text:p text:style-name="P9"><text:span text:style-name="T5">Any Upper Case Alphabet Symbol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5">[a-z A-Z]</text:span></text:p>
              </table:table-cell>
              <table:table-cell>
                <text:p text:style-name="P9"><text:span text:style-name="T5">Any Alphabet Symbol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5">[0-9]</text:span></text:p>
              </table:table-cell>
              <table:table-cell>
                <text:p text:style-name="P9"><text:span text:style-name="T5">Any Digit from 0-9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5">[a-z A-Z 0-9]</text:span></text:p>
              </table:table-cell>
              <table:table-cell>
                <text:p text:style-name="P9"><text:span text:style-name="T5">Any Alpha Numeric Symbol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5">[^a-z A-Z 0-9]</text:span></text:p>
              </table:table-cell>
              <table:table-cell>
                <text:p text:style-name="P9"><text:span text:style-name="T5">Except Alpha Numeric Symbol (Special Character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80;p14" presentation:style-name="pr1" draw:text-style-name="P2" draw:layer="layout" svg:width="1.523cm" svg:height="1.092cm" svg:x="23.606cm" svg:y="13.02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81;p14" draw:style-name="gr1" draw:text-style-name="P4" draw:layer="layout" svg:width="8.654cm" svg:height="1.092cm" svg:x="15.636cm" svg:y="13.342cm">
          <text:p text:style-name="P3"><text:span text:style-name="T2">By Piyush Agarwal | Trinaha Institute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5;g73cd2162b2_0_187:notes" draw:style-name="gr2" draw:layer="layout" svg:width="16.932cm" svg:height="9.524cm" svg:x="1.059cm" svg:y="1.905cm" draw:page-number="2" presentation:class="page"/>
          <draw:frame draw:name="Google Shape;76;g73cd2162b2_0_187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APTION_5f_ONLY">
        <draw:frame draw:name="Google Shape;86;p15" presentation:style-name="pr3" draw:text-style-name="P8" draw:layer="layout" svg:width="23.667cm" svg:height="1.367cm" svg:x="0.866cm" svg:y="1.771cm" presentation:class="title" presentation:user-transformed="true">
          <draw:text-box>
            <text:p text:style-name="P7"><text:span text:style-name="T4">Predefined Character Classes</text:span></text:p>
          </draw:text-box>
        </draw:frame>
        <draw:frame draw:name="Google Shape;87;p15" draw:style-name="standard" draw:layer="layout" svg:width="9.773cm" svg:height="8.807cm" svg:x="2.646cm" svg:y="3.56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5">\s</text:span></text:p>
              </table:table-cell>
              <table:table-cell>
                <text:p text:style-name="P9"><text:span text:style-name="T5">Space Character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5">\S</text:span></text:p>
              </table:table-cell>
              <table:table-cell>
                <text:p text:style-name="P9"><text:span text:style-name="T5">Any Character Except Space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5">\d</text:span></text:p>
              </table:table-cell>
              <table:table-cell>
                <text:p text:style-name="P9"><text:span text:style-name="T5">Any Digit from [0-9]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5">\D</text:span></text:p>
              </table:table-cell>
              <table:table-cell>
                <text:p text:style-name="P9"><text:span text:style-name="T5">Any Character Except Digit [^0-9]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5">\w</text:span></text:p>
              </table:table-cell>
              <table:table-cell>
                <text:p text:style-name="P9"><text:span text:style-name="T5">Any Word Character(Any Alpha Numeric Character)[a-zA-Z0-9]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5">\W</text:span></text:p>
              </table:table-cell>
              <table:table-cell>
                <text:p text:style-name="P9"><text:span text:style-name="T5">Except Word Character(i.e Special Character)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5">.</text:span></text:p>
              </table:table-cell>
              <table:table-cell>
                <text:p text:style-name="P9"><text:span text:style-name="T5">Any Symbol Including Special Character Also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5">\.</text:span></text:p>
              </table:table-cell>
              <table:table-cell>
                <text:p text:style-name="P9"><text:span text:style-name="T5">Perio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88;p15" presentation:style-name="pr1" draw:text-style-name="P2" draw:layer="layout" svg:width="1.523cm" svg:height="1.092cm" svg:x="23.606cm" svg:y="13.02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89;p15" draw:style-name="gr1" draw:text-style-name="P4" draw:layer="layout" svg:width="8.654cm" svg:height="1.092cm" svg:x="15.716cm" svg:y="13.402cm">
          <text:p text:style-name="P3"><text:span text:style-name="T2">By Piyush Agarwal | Trinaha Institute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;p:notes" draw:style-name="gr2" draw:layer="layout" svg:width="16.933cm" svg:height="9.524cm" svg:x="1.059cm" svg:y="1.905cm" draw:page-number="3" presentation:class="page"/>
          <draw:frame draw:name="Google Shape;84;p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APTION_5f_ONLY">
        <draw:frame draw:name="Google Shape;94;p16" presentation:style-name="pr3" draw:text-style-name="P8" draw:layer="layout" svg:width="23.667cm" svg:height="2.353cm" svg:x="0.866cm" svg:y="0.785cm" presentation:class="title" presentation:user-transformed="true">
          <draw:text-box>
            <text:p text:style-name="P7"><text:span text:style-name="T6">Quantifiers(Means Quantity):</text:span><text:span text:style-name="T6"><text:line-break/></text:span><text:span text:style-name="T6">We can Use Quantifiers to Specify Number of Occurrences to Match</text:span></text:p>
          </draw:text-box>
        </draw:frame>
        <draw:frame draw:name="Google Shape;95;p16" draw:style-name="standard" draw:layer="layout" svg:width="9.773cm" svg:height="7.34cm" svg:x="2.646cm" svg:y="3.354cm">
          <table:table>
            <table:table-column table:style-name="co1"/>
            <table:table-column table:style-name="co2"/>
            <table:table-row table:style-name="ro3" table:default-cell-style-name="ce1">
              <table:table-cell>
                <text:p text:style-name="P9"><text:span text:style-name="T7">a</text:span></text:p>
              </table:table-cell>
              <table:table-cell>
                <text:p text:style-name="P9"><text:span text:style-name="T7">Exactly One a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7">a+</text:span></text:p>
              </table:table-cell>
              <table:table-cell>
                <text:p text:style-name="P9"><text:span text:style-name="T7">Atleast One a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7">a*</text:span></text:p>
              </table:table-cell>
              <table:table-cell>
                <text:p text:style-name="P9"><text:span text:style-name="T7">Any Number of a's including Zero Number Also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7">a?</text:span></text:p>
              </table:table-cell>
              <table:table-cell>
                <text:p text:style-name="P9"><text:span text:style-name="T7">Atmost One a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7">{m}</text:span></text:p>
              </table:table-cell>
              <table:table-cell>
                <text:p text:style-name="P9"><text:span text:style-name="T7">m Repetitions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7">{m,n}</text:span></text:p>
              </table:table-cell>
              <table:table-cell>
                <text:p text:style-name="P9"><text:span text:style-name="T7">m to n Repetitions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7">{m,}</text:span></text:p>
              </table:table-cell>
              <table:table-cell>
                <text:p text:style-name="P9"><text:span text:style-name="T7">Minimum m Repetition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oogle Shape;96;p16" presentation:style-name="pr1" draw:text-style-name="P2" draw:layer="layout" svg:width="1.523cm" svg:height="1.092cm" svg:x="23.606cm" svg:y="13.02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97;p16" draw:style-name="gr1" draw:text-style-name="P4" draw:layer="layout" svg:width="8.654cm" svg:height="1.092cm" svg:x="15.716cm" svg:y="13.402cm">
          <text:p text:style-name="P3"><text:span text:style-name="T2">By Piyush Agarwal | Trinaha Institute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1;g73cd2162b2_0_192:notes" draw:style-name="gr2" draw:layer="layout" svg:width="16.932cm" svg:height="9.524cm" svg:x="1.059cm" svg:y="1.905cm" draw:page-number="4" presentation:class="page"/>
          <draw:frame draw:name="Google Shape;92;g73cd2162b2_0_192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APTION_5f_ONLY">
        <draw:frame draw:name="Google Shape;102;p17" presentation:style-name="pr3" draw:text-style-name="P8" draw:layer="layout" svg:width="23.667cm" svg:height="1.367cm" svg:x="0.866cm" svg:y="1.771cm" presentation:class="title" presentation:user-transformed="true">
          <draw:text-box>
            <text:p text:style-name="P7"><text:span text:style-name="T4">Anchors</text:span></text:p>
          </draw:text-box>
        </draw:frame>
        <draw:frame draw:name="Google Shape;103;p17" draw:style-name="standard" draw:layer="layout" svg:width="9.773cm" svg:height="3.755cm" svg:x="2.646cm" svg:y="3.56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5">^</text:span></text:p>
              </table:table-cell>
              <table:table-cell>
                <text:p text:style-name="P9"><text:span text:style-name="T5">Beginning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5">$</text:span></text:p>
              </table:table-cell>
              <table:table-cell>
                <text:p text:style-name="P9"><text:span text:style-name="T5">End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5">\b</text:span></text:p>
              </table:table-cell>
              <table:table-cell>
                <text:p text:style-name="P9"><text:span text:style-name="T5">Word Bound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5">\B</text:span></text:p>
              </table:table-cell>
              <table:table-cell>
                <text:p text:style-name="P9"><text:span text:style-name="T5">Not Word Boun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Google Shape;104;p17" presentation:style-name="pr1" draw:text-style-name="P2" draw:layer="layout" svg:width="1.523cm" svg:height="1.092cm" svg:x="23.606cm" svg:y="13.02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05;p17" draw:style-name="gr1" draw:text-style-name="P4" draw:layer="layout" svg:width="8.654cm" svg:height="1.092cm" svg:x="15.716cm" svg:y="13.402cm">
          <text:p text:style-name="P3"><text:span text:style-name="T2">By Piyush Agarwal | Trinaha Institute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9;g83b1efa2ea_0_0:notes" draw:style-name="gr2" draw:layer="layout" svg:width="16.932cm" svg:height="9.524cm" svg:x="1.059cm" svg:y="1.905cm" draw:page-number="5" presentation:class="page"/>
          <draw:frame draw:name="Google Shape;100;g83b1efa2ea_0_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APTION_5f_ONLY">
        <draw:frame draw:name="Google Shape;110;p18" presentation:style-name="pr3" draw:text-style-name="P8" draw:layer="layout" svg:width="23.667cm" svg:height="1.066cm" svg:x="0.866cm" svg:y="0.724cm" presentation:class="title" presentation:user-transformed="true">
          <draw:text-box>
            <text:p text:style-name="P5"><text:span text:style-name="T8">All In One</text:span></text:p>
          </draw:text-box>
        </draw:frame>
        <draw:frame draw:name="Google Shape;111;p18" presentation:style-name="pr1" draw:text-style-name="P2" draw:layer="layout" svg:width="1.523cm" svg:height="1.092cm" svg:x="23.606cm" svg:y="13.02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12;p18" draw:style-name="gr1" draw:text-style-name="P4" draw:layer="layout" svg:width="8.654cm" svg:height="1.092cm" svg:x="15.716cm" svg:y="13.402cm">
          <text:p text:style-name="P3"><text:span text:style-name="T2">By Piyush Agarwal | Trinaha Institute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3;p18" draw:style-name="standard" draw:layer="layout" svg:width="23.667cm" svg:height="8.402cm" svg:x="0.703cm" svg:y="2.298cm">
          <table:table>
            <table:table-column table:style-name="co3"/>
            <table:table-column table:style-name="co3"/>
            <table:table-row table:style-name="ro5" table:default-cell-style-name="ce1">
              <table:table-cell>
                <text:p text:style-name="P9"><text:span text:style-name="T9">abc </text:span><text:span text:style-name="T9"><text:tab/></text:span><text:span text:style-name="T9"><text:tab/></text:span><text:span text:style-name="T9"> <text:s text:c="8"/>Letters</text:span></text:p>
                <text:p text:style-name="P9"><text:span text:style-name="T9">123</text:span><text:span text:style-name="T9"><text:tab/></text:span><text:span text:style-name="T9"><text:tab/></text:span><text:span text:style-name="T9"> <text:s text:c="8"/>Digits</text:span></text:p>
                <text:p text:style-name="P9"><text:span text:style-name="T9">\d</text:span><text:span text:style-name="T9"><text:tab/></text:span><text:span text:style-name="T9"><text:tab/></text:span><text:span text:style-name="T9"><text:tab/></text:span><text:span text:style-name="T9">Any Digit</text:span></text:p>
                <text:p text:style-name="P9"><text:span text:style-name="T9">\D</text:span><text:span text:style-name="T9"><text:tab/></text:span><text:span text:style-name="T9"><text:tab/></text:span><text:span text:style-name="T9"><text:tab/></text:span><text:span text:style-name="T9">Any Non-digit character</text:span></text:p>
                <text:p text:style-name="P9"><text:span text:style-name="T9">.</text:span><text:span text:style-name="T9"><text:tab/></text:span><text:span text:style-name="T9"><text:tab/></text:span><text:span text:style-name="T9"><text:tab/></text:span><text:span text:style-name="T9">Any Character</text:span></text:p>
                <text:p text:style-name="P9"><text:span text:style-name="T9">\.</text:span><text:span text:style-name="T9"><text:tab/></text:span><text:span text:style-name="T9"><text:tab/></text:span><text:span text:style-name="T9"><text:tab/></text:span><text:span text:style-name="T9">Period</text:span></text:p>
                <text:p text:style-name="P9"><text:span text:style-name="T9">[abc]</text:span><text:span text:style-name="T9"><text:tab/></text:span><text:span text:style-name="T9"><text:tab/></text:span><text:span text:style-name="T9"><text:tab/></text:span><text:span text:style-name="T9">Only a, b, or c</text:span></text:p>
                <text:p text:style-name="P9"><text:span text:style-name="T9">[^abc]</text:span><text:span text:style-name="T9"><text:tab/></text:span><text:span text:style-name="T9"><text:tab/></text:span><text:span text:style-name="T9">Not a, b, nor c</text:span></text:p>
                <text:p text:style-name="P9"><text:span text:style-name="T9">[a-z]</text:span><text:span text:style-name="T9"><text:tab/></text:span><text:span text:style-name="T9"><text:tab/></text:span><text:span text:style-name="T9"><text:tab/></text:span><text:span text:style-name="T9">Characters a to z</text:span></text:p>
                <text:p text:style-name="P9"><text:span text:style-name="T9">[0-9]</text:span><text:span text:style-name="T9"><text:tab/></text:span><text:span text:style-name="T9"><text:tab/></text:span><text:span text:style-name="T9"><text:tab/></text:span><text:span text:style-name="T9">Numbers 0 to 9</text:span></text:p>
                <text:p text:style-name="P9"><text:span text:style-name="T9">\w</text:span><text:span text:style-name="T9"><text:tab/></text:span><text:span text:style-name="T9"><text:tab/></text:span><text:span text:style-name="T9"><text:tab/></text:span><text:span text:style-name="T9">Any Alphanumeric character</text:span></text:p>
                <text:p text:style-name="P9"><text:span text:style-name="T9">\W</text:span><text:span text:style-name="T9"><text:tab/></text:span><text:span text:style-name="T9"><text:tab/></text:span><text:span text:style-name="T9"><text:tab/></text:span><text:span text:style-name="T9">Any Non-alphanumeric character</text:span></text:p>
                <text:p text:style-name="P9"><text:span text:style-name="T9">{m}</text:span><text:span text:style-name="T9"><text:tab/></text:span><text:span text:style-name="T9">m </text:span><text:span text:style-name="T9"><text:tab/></text:span><text:span text:style-name="T9"><text:tab/></text:span><text:span text:style-name="T9">Repetitions</text:span></text:p>
                <text:p text:style-name="P9"><text:span text:style-name="T9">{m,n}</text:span><text:span text:style-name="T9"><text:tab/></text:span><text:span text:style-name="T9"><text:tab/></text:span><text:span text:style-name="T9"><text:tab/></text:span><text:span text:style-name="T9">m to n Repetitions</text:span></text:p>
              </table:table-cell>
              <table:table-cell>
                <text:p text:style-name="P9"><text:span text:style-name="T9">*</text:span><text:span text:style-name="T9"><text:tab/></text:span><text:span text:style-name="T9"><text:tab/></text:span><text:span text:style-name="T9"><text:tab/></text:span><text:span text:style-name="T9">Zero or more repetitions</text:span></text:p>
                <text:p text:style-name="P9"><text:span text:style-name="T9">+</text:span><text:span text:style-name="T9"><text:tab/></text:span><text:span text:style-name="T9"><text:tab/></text:span><text:span text:style-name="T9"><text:tab/></text:span><text:span text:style-name="T9">One or more repetitions</text:span></text:p>
                <text:p text:style-name="P9"><text:span text:style-name="T9">?</text:span><text:span text:style-name="T9"><text:tab/></text:span><text:span text:style-name="T9"><text:tab/></text:span><text:span text:style-name="T9"><text:tab/></text:span><text:span text:style-name="T9">Optional character</text:span></text:p>
                <text:p text:style-name="P9"><text:span text:style-name="T9">\s</text:span><text:span text:style-name="T9"><text:tab/></text:span><text:span text:style-name="T9"><text:tab/></text:span><text:span text:style-name="T9"><text:tab/></text:span><text:span text:style-name="T9">Any Whitespace</text:span></text:p>
                <text:p text:style-name="P9"><text:span text:style-name="T9">\S</text:span><text:span text:style-name="T9"><text:tab/></text:span><text:span text:style-name="T9"><text:tab/></text:span><text:span text:style-name="T9"><text:tab/></text:span><text:span text:style-name="T9">Any Non-whitespace character</text:span></text:p>
                <text:p text:style-name="P9"><text:span text:style-name="T9">^…$</text:span><text:span text:style-name="T9"><text:tab/></text:span><text:span text:style-name="T9"><text:tab/></text:span><text:span text:style-name="T9"><text:tab/></text:span><text:span text:style-name="T9">Starts and ends</text:span></text:p>
                <text:p text:style-name="P9"><text:span text:style-name="T9">\b <text:s text:c="24"/>Word Bound</text:span></text:p>
                <text:p text:style-name="P9"><text:span text:style-name="T9">\B <text:s text:c="24"/>Not Word Bound</text:span></text:p>
                <text:p text:style-name="P9"><text:span text:style-name="T9">(…)</text:span><text:span text:style-name="T9"><text:tab/></text:span><text:span text:style-name="T9"><text:tab/></text:span><text:span text:style-name="T9"><text:tab/></text:span><text:span text:style-name="T9">Capture Group</text:span></text:p>
                <text:p text:style-name="P9"><text:span text:style-name="T9">(a(bc))</text:span><text:span text:style-name="T9"><text:tab/></text:span><text:span text:style-name="T9"><text:tab/></text:span><text:span text:style-name="T9">Capture Sub-group</text:span></text:p>
                <text:p text:style-name="P9"><text:span text:style-name="T9">(.*)</text:span><text:span text:style-name="T9"><text:tab/></text:span><text:span text:style-name="T9"><text:tab/></text:span><text:span text:style-name="T9"><text:tab/></text:span><text:span text:style-name="T9">Capture all</text:span></text:p>
                <text:p text:style-name="P9"><text:span text:style-name="T9">(abc|def)</text:span><text:span text:style-name="T9"><text:tab/></text:span><text:span text:style-name="T9"><text:tab/></text:span><text:span text:style-name="T9">Matches abc or def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Google Shape;107;g73cd2162b2_0_197:notes" draw:style-name="gr2" draw:layer="layout" svg:width="16.932cm" svg:height="9.524cm" svg:x="1.059cm" svg:y="1.905cm" draw:page-number="6" presentation:class="page"/>
          <draw:frame draw:name="Google Shape;108;g73cd2162b2_0_197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APTION_5f_ONLY">
        <draw:custom-shape draw:name="Google Shape;118;p19" draw:style-name="gr1" draw:text-style-name="P4" draw:layer="layout" svg:width="24.67cm" svg:height="12.95cm" svg:x="0cm" svg:y="0cm">
          <text:p text:style-name="P9"><text:span text:style-name="T7">Write a Regular Expression to Represent All 10-digit Mobile Numbers</text:span></text:p>
          <text:p text:style-name="P9"><text:span text:style-name="T7"/></text:p>
          <text:p text:style-name="P9"><text:span text:style-name="T7">Rules:</text:span></text:p>
          <text:p text:style-name="P9"><text:span text:style-name="T7">-Every Number should contain Exactly 10 Digits.</text:span></text:p>
          <text:p text:style-name="P9"><text:span text:style-name="T7">-The 1st Digit should be 7 OR 8 OR 9.</text:span></text:p>
          <text:p text:style-name="P9"><text:span text:style-name="T7"/></text:p>
          <text:p text:style-name="P10"><text:span text:style-name="T10"><text:tab/></text:span><text:span text:style-name="T11">[7-9][0-9][0-9][0-9][0-9][0-9][0-9][0-9][0-9][0-9]</text:span></text:p>
          <text:p text:style-name="P11"><text:span text:style-name="T11"><text:tab/></text:span><text:span text:style-name="T11"><text:tab/></text:span><text:span text:style-name="T11">OR</text:span></text:p>
          <text:p text:style-name="P11"><text:span text:style-name="T11"><text:tab/></text:span><text:span text:style-name="T11">[789][0-9]{9}</text:span></text:p>
          <text:p text:style-name="P12"><text:span text:style-name="T11"><text:tab/></text:span><text:span text:style-name="T11">OR </text:span></text:p>
          <text:p text:style-name="P11"><text:span text:style-name="T11"><text:tab/></text:span><text:span text:style-name="T11">[7-9][0-9]{9}</text:span></text:p>
          <text:p text:style-name="P9"><text:span text:style-name="T7"/></text:p>
          <text:p text:style-name="P9"><text:span text:style-name="T7">10 Digit OR 11 Digit</text:span></text:p>
          <text:p text:style-name="P9"><text:span text:style-name="T7"><text:tab/></text:span><text:span text:style-name="T7">If the number contains 11 digits then the first digit should be 0</text:span></text:p>
          <text:p text:style-name="P9"><text:span text:style-name="T7"/></text:p>
          <text:p text:style-name="P10"><text:span text:style-name="T9"><text:tab/></text:span><text:span text:style-name="T9"><text:tab/></text:span><text:span text:style-name="T9"><text:tab/></text:span><text:span text:style-name="T12"><text:tab/></text:span><text:span text:style-name="T11">0?[7-9][0-9]{9}</text:span></text:p>
          <text:p text:style-name="P9"><text:span text:style-name="T7"/></text:p>
          <text:p text:style-name="P9"><text:span text:style-name="T7">10 Digit OR 11 Digit or 12 Digit</text:span></text:p>
          <text:p text:style-name="P9"><text:span text:style-name="T7"><text:tab/></text:span><text:span text:style-name="T7">If the number contains 12 digits then the first two digit should be 91</text:span></text:p>
          <text:p text:style-name="P9"><text:span text:style-name="T7"/></text:p>
          <text:p text:style-name="P13"><text:span text:style-name="T13"><text:tab/></text:span><text:span text:style-name="T13"><text:tab/></text:span><text:span text:style-name="T13"><text:tab/></text:span><text:span text:style-name="T13"><text:tab/></text:span><text:span text:style-name="T11">(0|91)?[7-9][0-9]{9}</text:span></text:p>
          <text:p text:style-name="P9"><text:span text:style-name="T7"/></text:p>
          <text:p text:style-name="P9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19" presentation:style-name="pr1" draw:text-style-name="P2" draw:layer="layout" svg:width="1.523cm" svg:height="1.092cm" svg:x="23.606cm" svg:y="13.02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20;p19" draw:style-name="gr1" draw:text-style-name="P4" draw:layer="layout" svg:width="8.654cm" svg:height="1.092cm" svg:x="15.716cm" svg:y="13.402cm">
          <text:p text:style-name="P3"><text:span text:style-name="T2">By Piyush Agarwal | Trinaha Institute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5;g73cd2162b2_0_234:notes" draw:style-name="gr2" draw:layer="layout" svg:width="16.932cm" svg:height="9.524cm" svg:x="1.059cm" svg:y="1.905cm" draw:page-number="7" presentation:class="page"/>
          <draw:frame draw:name="Google Shape;116;g73cd2162b2_0_234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APTION_5f_ONLY">
        <draw:custom-shape draw:name="Google Shape;125;p20" draw:style-name="gr1" draw:text-style-name="P4" draw:layer="layout" svg:width="24.67cm" svg:height="12.95cm" svg:x="0cm" svg:y="0cm">
          <text:p text:style-name="P9"><text:span text:style-name="T7"/></text:p>
          <text:p text:style-name="P9"><text:span text:style-name="T7"/></text:p>
          <text:p text:style-name="P9"><text:span text:style-name="T7"/></text:p>
          <text:p text:style-name="P9"><text:span text:style-name="T7">Write a Regular Expression to represent All valid mail ids:</text:span></text:p>
          <text:p text:style-name="P9"><text:span text:style-name="T7"/></text:p>
          <text:p text:style-name="P9"><text:span text:style-name="T7"><text:tab/></text:span><text:span text:style-name="T7"><text:tab/></text:span><text:span text:style-name="T7"><text:tab/></text:span><text:span text:style-name="T11">[a-zA-Z0-9][a-zA-Z0-9_.]*@[a-zA-Z0-9]+([.][a-zA-Z]+)+</text:span></text:p>
          <text:p text:style-name="P9"><text:span text:style-name="T7"/></text:p>
          <text:p text:style-name="P9"><text:span text:style-name="T7">Only Gmail Id</text:span></text:p>
          <text:p text:style-name="P9"><text:span text:style-name="T10"><text:tab/></text:span><text:span text:style-name="T10"><text:tab/></text:span><text:span text:style-name="T10"><text:tab/></text:span><text:span text:style-name="T11">[a-zA-Z0-9][a-zA-Z0-9_.]*@gmail[.]com</text:span></text:p>
          <text:p text:style-name="P9"><text:span text:style-name="T7"/></text:p>
          <text:p text:style-name="P9"><text:span text:style-name="T7"/></text:p>
          <text:p text:style-name="P9"><text:span text:style-name="T14">Assignments: </text:span></text:p>
          <text:p text:style-name="P9"><text:span text:style-name="T15">Write a program to extract number and email id from a file using regular expression</text:span></text:p>
          <text:p text:style-name="P9"><text:span text:style-name="T15">Write a program to get names of file of a directory having particular extension using regular expression</text:span></text:p>
          <text:p text:style-name="P9"><text:span text:style-name="T7"/></text:p>
          <text:p text:style-name="P9"><text:span text:style-name="T7"/></text:p>
          <text:p text:style-name="P9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6;p20" presentation:style-name="pr1" draw:text-style-name="P2" draw:layer="layout" svg:width="1.523cm" svg:height="1.092cm" svg:x="23.606cm" svg:y="13.02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27;p20" draw:style-name="gr1" draw:text-style-name="P4" draw:layer="layout" svg:width="8.654cm" svg:height="1.092cm" svg:x="15.716cm" svg:y="13.402cm">
          <text:p text:style-name="P3"><text:span text:style-name="T2">By Piyush Agarwal | Trinaha Institute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2;g73cd2162b2_0_243:notes" draw:style-name="gr2" draw:layer="layout" svg:width="16.932cm" svg:height="9.524cm" svg:x="1.059cm" svg:y="1.905cm" draw:page-number="8" presentation:class="page"/>
          <draw:frame draw:name="Google Shape;123;g73cd2162b2_0_243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APTION_5f_ONLY">
        <draw:custom-shape draw:name="Google Shape;132;p21" draw:style-name="gr1" draw:text-style-name="P4" draw:layer="layout" svg:width="24.67cm" svg:height="12.95cm" svg:x="0cm" svg:y="0cm">
          <text:p text:style-name="P9"><text:span text:style-name="T7">Write a Regular Expression to Represent All Valid Yava Language Identifiers:</text:span></text:p>
          <text:p text:style-name="P9"><text:span text:style-name="T7">Rules:</text:span></text:p>
          <text:p text:style-name="P9"><text:span text:style-name="T7">-The Allowed Characters are a-z, A-Z, 0-9, #, and $.</text:span></text:p>
          <text:p text:style-name="P9"><text:span text:style-name="T7">-The Length of Identifier should be atleast 2.</text:span></text:p>
          <text:p text:style-name="P9"><text:span text:style-name="T7">-The 1st Character should be lowercase Alphabetical Symbol from a To k.</text:span></text:p>
          <text:p text:style-name="P9"><text:span text:style-name="T7">- The 2nd Character should be Digit Divisible by 3 (0, 3, 6, 9).</text:span></text:p>
          <text:p text:style-name="P9"><text:span text:style-name="T7"><text:tab/></text:span><text:span text:style-name="T7"><text:tab/></text:span></text:p>
          <text:p text:style-name="P9"><text:span text:style-name="T7"><text:tab/></text:span><text:span text:style-name="T7"><text:tab/></text:span><text:span text:style-name="T11">[a-k][0369][a-zA-Z0-9#$]*</text:span></text:p>
          <text:p text:style-name="P9"><text:span text:style-name="T7"/></text:p>
          <text:p text:style-name="P9"><text:span text:style-name="T7">Regular Expression to represent all Names starts with a | A</text:span></text:p>
          <text:p text:style-name="P9"><text:span text:style-name="T7"><text:tab/></text:span><text:span text:style-name="T7"><text:tab/></text:span></text:p>
          <text:p text:style-name="P9"><text:span text:style-name="T7"><text:tab/></text:span><text:span text:style-name="T7"><text:tab/></text:span><text:span text:style-name="T11">[aA][a-zA-Z]*</text:span></text:p>
          <text:p text:style-name="P9"><text:span text:style-name="T7"/></text:p>
          <text:p text:style-name="P9"><text:span text:style-name="T7">Regular Expression to represent all Names ends with l or L</text:span></text:p>
          <text:p text:style-name="P9"><text:span text:style-name="T7"/></text:p>
          <text:p text:style-name="P9"><text:span text:style-name="T7"><text:tab/></text:span><text:span text:style-name="T7"><text:tab/></text:span><text:span text:style-name="T11">[a-zA-Z]*[lL]</text:span></text:p>
          <text:p text:style-name="P9"><text:span text:style-name="T7"/></text:p>
          <text:p text:style-name="P9"><text:span text:style-name="T7">Regular Expression to represent all Names starts with a or A and ends with l or L</text:span></text:p>
          <text:p text:style-name="P9"><text:span text:style-name="T7"/></text:p>
          <text:p text:style-name="P9"><text:span text:style-name="T7"><text:tab/></text:span><text:span text:style-name="T7"><text:tab/></text:span><text:span text:style-name="T11">[aA][a-zA-Z]*[lL]</text:span></text:p>
          <text:p text:style-name="P9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21" presentation:style-name="pr1" draw:text-style-name="P2" draw:layer="layout" svg:width="1.523cm" svg:height="1.092cm" svg:x="23.606cm" svg:y="13.02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34;p21" draw:style-name="gr1" draw:text-style-name="P4" draw:layer="layout" svg:width="8.654cm" svg:height="1.092cm" svg:x="15.716cm" svg:y="13.402cm">
          <text:p text:style-name="P3"><text:span text:style-name="T2">By Piyush Agarwal | Trinaha Institute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9;g73cd2162b2_0_247:notes" draw:style-name="gr2" draw:layer="layout" svg:width="16.932cm" svg:height="9.524cm" svg:x="1.059cm" svg:y="1.905cm" draw:page-number="9" presentation:class="page"/>
          <draw:frame draw:name="Google Shape;130;g73cd2162b2_0_247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APTION_5f_ONLY">
        <draw:custom-shape draw:name="Google Shape;139;p22" draw:style-name="gr1" draw:text-style-name="P4" draw:layer="layout" svg:width="24.67cm" svg:height="12.95cm" svg:x="0cm" svg:y="0cm">
          <text:p text:style-name="P5"><text:span text:style-name="T16">Other Examples</text:span></text:p>
          <text:p text:style-name="P9"><text:span text:style-name="T15"/></text:p>
          <text:p text:style-name="P9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2" presentation:style-name="pr1" draw:text-style-name="P2" draw:layer="layout" svg:width="1.523cm" svg:height="1.092cm" svg:x="23.606cm" svg:y="13.02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141;p22" draw:style-name="standard" draw:layer="layout" svg:width="24.669cm" svg:height="11.682cm" svg:x="0.347cm" svg:y="1.484cm">
          <table:table>
            <table:table-column table:style-name="co4"/>
            <table:table-column table:style-name="co4"/>
            <table:table-row table:style-name="ro6" table:default-cell-style-name="ce1">
              <table:table-cell>
                <text:p text:style-name="P9"><text:span text:style-name="T15">Exercise 1: Matching Characters</text:span></text:p>
                <text:p text:style-name="P9"><text:span text:style-name="T15">Task</text:span><text:span text:style-name="T15"><text:tab/></text:span><text:span text:style-name="T15"><text:tab/></text:span><text:span text:style-name="T15"><text:tab/></text:span><text:span text:style-name="T15">Text</text:span><text:span text:style-name="T15"><text:tab/></text:span><text:span text:style-name="T15"> 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abcdefg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abcde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abc</text:span></text:p>
                <text:p text:style-name="P9"><text:span text:style-name="T7"/></text:p>
                <text:p text:style-name="P9"><text:span text:style-name="T15">Solution 1: </text:span><text:span text:style-name="T17">[a-z]+</text:span></text:p>
                <text:p text:style-name="P9"><text:span text:style-name="T15">Good Solution: </text:span><text:span text:style-name="T17">abc</text:span></text:p>
                <text:p text:style-name="P9"><text:span text:style-name="T15">Another Solution : </text:span><text:span text:style-name="T17">abc[a-z]*</text:span></text:p>
                <text:p text:style-name="P9"><text:span text:style-name="T7"/></text:p>
                <text:p text:style-name="P9"><text:span text:style-name="T15"/></text:p>
                <text:p text:style-name="P9"><text:span text:style-name="T15">Exercise 2: Matching With Wildcards</text:span></text:p>
                <text:p text:style-name="P9"><text:span text:style-name="T15">Task</text:span><text:span text:style-name="T15"><text:tab/></text:span><text:span text:style-name="T15"><text:tab/></text:span><text:span text:style-name="T15"><text:tab/></text:span><text:span text:style-name="T15">Text</text:span><text:span text:style-name="T15"><text:tab/></text:span><text:span text:style-name="T15"> 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cat.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896.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?=+.</text:span></text:p>
                <text:p text:style-name="P9"><text:span text:style-name="T7">Skip</text:span><text:span text:style-name="T7"><text:tab/></text:span><text:span text:style-name="T7"><text:tab/></text:span><text:span text:style-name="T7"><text:tab/></text:span><text:span text:style-name="T7">abc1</text:span></text:p>
                <text:p text:style-name="P9"><text:span text:style-name="T7"/></text:p>
                <text:p text:style-name="P9"><text:span text:style-name="T15">Solution 1: </text:span><text:span text:style-name="T17">[a-z0-9?=+]{3}[.]</text:span></text:p>
                <text:p text:style-name="P9"><text:span text:style-name="T7"/></text:p>
              </table:table-cell>
              <table:table-cell>
                <text:p text:style-name="P9"><text:span text:style-name="T15">Exercise 3: Matching Characters</text:span></text:p>
                <text:p text:style-name="P9"><text:span text:style-name="T15">Task</text:span><text:span text:style-name="T15"><text:tab/></text:span><text:span text:style-name="T15"><text:tab/></text:span><text:span text:style-name="T15"><text:tab/></text:span><text:span text:style-name="T15">Text</text:span><text:span text:style-name="T15"><text:tab/></text:span><text:span text:style-name="T15"> 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can</text:span><text:span text:style-name="T7"><text:tab/>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man</text:span><text:span text:style-name="T7"><text:tab/>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fan</text:span><text:span text:style-name="T7"><text:tab/></text:span></text:p>
                <text:p text:style-name="P9"><text:span text:style-name="T7">Skip</text:span><text:span text:style-name="T7"><text:tab/></text:span><text:span text:style-name="T7"><text:tab/></text:span><text:span text:style-name="T7"><text:tab/></text:span><text:span text:style-name="T7">dan</text:span></text:p>
                <text:p text:style-name="P9"><text:span text:style-name="T7">Skip</text:span><text:span text:style-name="T7"><text:tab/></text:span><text:span text:style-name="T7"><text:tab/></text:span><text:span text:style-name="T7"><text:tab/></text:span><text:span text:style-name="T7">ran</text:span></text:p>
                <text:p text:style-name="P9"><text:span text:style-name="T7">Skip</text:span><text:span text:style-name="T7"><text:tab/></text:span><text:span text:style-name="T7"><text:tab/></text:span><text:span text:style-name="T7"><text:tab/></text:span><text:span text:style-name="T7">pan</text:span></text:p>
                <text:p text:style-name="P9"><text:span text:style-name="T15"/></text:p>
                <text:p text:style-name="P9"><text:span text:style-name="T15">Solution 1: </text:span><text:span text:style-name="T17">[cmf]an</text:span></text:p>
                <text:p text:style-name="P9"><text:span text:style-name="T7"/></text:p>
                <text:p text:style-name="P9"><text:span text:style-name="T15">Exercise 4: Excluding Characters</text:span></text:p>
                <text:p text:style-name="P9"><text:span text:style-name="T15">Task</text:span><text:span text:style-name="T15"><text:tab/></text:span><text:span text:style-name="T15"><text:tab/></text:span><text:span text:style-name="T15"><text:tab/></text:span><text:span text:style-name="T15">Text</text:span><text:span text:style-name="T15"><text:tab/></text:span><text:span text:style-name="T15"> 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hog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dog</text:span></text:p>
                <text:p text:style-name="P9"><text:span text:style-name="T7">Skip</text:span><text:span text:style-name="T7"><text:tab/></text:span><text:span text:style-name="T7"><text:tab/></text:span><text:span text:style-name="T7"><text:tab/></text:span><text:span text:style-name="T7">bog</text:span></text:p>
                <text:p text:style-name="P9"><text:span text:style-name="T15"/></text:p>
                <text:p text:style-name="P9"><text:span text:style-name="T7"/></text:p>
                <text:p text:style-name="P9"><text:span text:style-name="T15">Solution 1: </text:span><text:span text:style-name="T17">[^b]og</text:span></text:p>
                <text:p text:style-name="P9"><text:span text:style-name="T7"/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Google Shape;142;p22" draw:style-name="gr1" draw:text-style-name="P4" draw:layer="layout" svg:width="8.654cm" svg:height="1.092cm" svg:x="15.716cm" svg:y="13.402cm">
          <text:p text:style-name="P3"><text:span text:style-name="T2">By Piyush Agarwal | Trinaha Institute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6;g73cd2162b2_0_251:notes" draw:style-name="gr2" draw:layer="layout" svg:width="16.932cm" svg:height="9.524cm" svg:x="1.059cm" svg:y="1.905cm" draw:page-number="10" presentation:class="page"/>
          <draw:frame draw:name="Google Shape;137;g73cd2162b2_0_251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APTION_5f_ONLY">
        <draw:custom-shape draw:name="Google Shape;147;p23" draw:style-name="gr1" draw:text-style-name="P4" draw:layer="layout" svg:width="24.67cm" svg:height="12.95cm" svg:x="0cm" svg:y="0cm">
          <text:p text:style-name="P5"><text:span text:style-name="T16">Other Examples</text:span></text:p>
          <text:p text:style-name="P9"><text:span text:style-name="T15"/></text:p>
          <text:p text:style-name="P9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23" presentation:style-name="pr1" draw:text-style-name="P2" draw:layer="layout" svg:width="1.523cm" svg:height="1.092cm" svg:x="23.606cm" svg:y="13.02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49;p23" draw:style-name="gr1" draw:text-style-name="P4" draw:layer="layout" svg:width="8.654cm" svg:height="1.092cm" svg:x="15.716cm" svg:y="13.402cm">
          <text:p text:style-name="P3"><text:span text:style-name="T2">By Piyush Agarwal | Trinaha Institute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23" draw:style-name="standard" draw:layer="layout" svg:width="24.669cm" svg:height="12.83cm" svg:x="0.347cm" svg:y="1.484cm">
          <table:table>
            <table:table-column table:style-name="co4"/>
            <table:table-column table:style-name="co4"/>
            <table:table-row table:style-name="ro6" table:default-cell-style-name="ce1">
              <table:table-cell>
                <text:p text:style-name="P9"><text:span text:style-name="T15">Exercise 5: Matching Character Ranges</text:span></text:p>
                <text:p text:style-name="P9"><text:span text:style-name="T15">Task</text:span><text:span text:style-name="T15"><text:tab/></text:span><text:span text:style-name="T15"><text:tab/></text:span><text:span text:style-name="T15"><text:tab/></text:span><text:span text:style-name="T15">Text</text:span><text:span text:style-name="T15"><text:tab/></text:span><text:span text:style-name="T15"> 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Ana</text:span><text:span text:style-name="T7"><text:tab/>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Bob</text:span><text:span text:style-name="T7"><text:tab/>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Cpc</text:span><text:span text:style-name="T7"><text:tab/></text:span></text:p>
                <text:p text:style-name="P9"><text:span text:style-name="T7">Skip</text:span><text:span text:style-name="T7"><text:tab/></text:span><text:span text:style-name="T7"><text:tab/></text:span><text:span text:style-name="T7"><text:tab/></text:span><text:span text:style-name="T7">aax</text:span><text:span text:style-name="T7"><text:tab/></text:span></text:p>
                <text:p text:style-name="P9"><text:span text:style-name="T7">Skip</text:span><text:span text:style-name="T7"><text:tab/></text:span><text:span text:style-name="T7"><text:tab/></text:span><text:span text:style-name="T7"><text:tab/></text:span><text:span text:style-name="T7">bby</text:span><text:span text:style-name="T7"><text:tab/></text:span></text:p>
                <text:p text:style-name="P9"><text:span text:style-name="T7">Skip</text:span><text:span text:style-name="T7"><text:tab/></text:span><text:span text:style-name="T7"><text:tab/></text:span><text:span text:style-name="T7"><text:tab/></text:span><text:span text:style-name="T7">ccz</text:span></text:p>
                <text:p text:style-name="P9"><text:span text:style-name="T7"/></text:p>
                <text:p text:style-name="P9"><text:span text:style-name="T15">Solution 1: </text:span><text:span text:style-name="T17">[A-Z][a-z]*</text:span></text:p>
                <text:p text:style-name="P9"><text:span text:style-name="T15">Good Solution : <text:s/></text:span><text:span text:style-name="T17">[A-C][n-p][a-c]</text:span></text:p>
                <text:p text:style-name="P9"><text:span text:style-name="T15"/></text:p>
                <text:p text:style-name="P9"><text:span text:style-name="T15">Exercise 6: Matching Repeated Characters</text:span></text:p>
                <text:p text:style-name="P9"><text:span text:style-name="T15">Task</text:span><text:span text:style-name="T15"><text:tab/></text:span><text:span text:style-name="T15"><text:tab/></text:span><text:span text:style-name="T15"><text:tab/></text:span><text:span text:style-name="T15">Text</text:span><text:span text:style-name="T15"><text:tab/></text:span><text:span text:style-name="T15"> 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wazzzzzup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wazzzup</text:span></text:p>
                <text:p text:style-name="P9"><text:span text:style-name="T7">Skip</text:span><text:span text:style-name="T7"><text:tab/></text:span><text:span text:style-name="T7"><text:tab/></text:span><text:span text:style-name="T7"><text:tab/></text:span><text:span text:style-name="T7">wazup</text:span></text:p>
                <text:p text:style-name="P9"><text:span text:style-name="T7"/></text:p>
                <text:p text:style-name="P9"><text:span text:style-name="T15">Solution 1: </text:span><text:span text:style-name="T17">wa[z]{2,}up</text:span></text:p>
                <text:p text:style-name="P9"><text:span text:style-name="T15">Good solution: </text:span><text:span text:style-name="T17">waz{3,5}up</text:span></text:p>
              </table:table-cell>
              <table:table-cell>
                <text:p text:style-name="P9"><text:span text:style-name="T15">Exercise 7: Matching Repeated Characters</text:span></text:p>
                <text:p text:style-name="P9"><text:span text:style-name="T15">Task</text:span><text:span text:style-name="T15"><text:tab/></text:span><text:span text:style-name="T15"><text:tab/></text:span><text:span text:style-name="T15"><text:tab/></text:span><text:span text:style-name="T15">Text</text:span><text:span text:style-name="T15"><text:tab/></text:span><text:span text:style-name="T15"> 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aaaabcc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aabbbbc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aacc</text:span></text:p>
                <text:p text:style-name="P9"><text:span text:style-name="T7">Skip</text:span><text:span text:style-name="T7"><text:tab/></text:span><text:span text:style-name="T7"><text:tab/></text:span><text:span text:style-name="T7"><text:tab/></text:span><text:span text:style-name="T7">a</text:span></text:p>
                <text:p text:style-name="P9"><text:span text:style-name="T7"/></text:p>
                <text:p text:style-name="P9"><text:span text:style-name="T15">Solution 1: </text:span><text:span text:style-name="T17">[aa]+b*[c]+</text:span></text:p>
                <text:p text:style-name="P9"><text:span text:style-name="T15">Solution 2: </text:span><text:span text:style-name="T17">aa+b*c+</text:span></text:p>
                <text:p text:style-name="P9"><text:span text:style-name="T15">Good solution: </text:span><text:span text:style-name="T17">a{2,4}b{0,4}c{1,2}</text:span></text:p>
                <text:p text:style-name="P9"><text:span text:style-name="T7">Alternatively, an even more restrictive expression would be </text:span><text:span text:style-name="T17">a{2,4}b{0,4}c{1,2} </text:span><text:span text:style-name="T7">which puts both an upper and lower bound on the number of each of the characters.</text:span></text:p>
                <text:p text:style-name="P9"><text:span text:style-name="T15"/></text:p>
                <text:p text:style-name="P9"><text:span text:style-name="T15">Exercise 8: Matching Optional Characters</text:span></text:p>
                <text:p text:style-name="P9"><text:span text:style-name="T15">Task</text:span><text:span text:style-name="T15"><text:tab/></text:span><text:span text:style-name="T15"><text:tab/></text:span><text:span text:style-name="T15"><text:tab/></text:span><text:span text:style-name="T15">Text</text:span><text:span text:style-name="T15"><text:tab/></text:span><text:span text:style-name="T15"> 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1 file found?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2 files found?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24 files found?</text:span></text:p>
                <text:p text:style-name="P9"><text:span text:style-name="T7">Skip</text:span><text:span text:style-name="T7"><text:tab/></text:span><text:span text:style-name="T7"><text:tab/></text:span><text:span text:style-name="T7"><text:tab/></text:span><text:span text:style-name="T7">No files found.</text:span></text:p>
                <text:p text:style-name="P9"><text:span text:style-name="T15"/></text:p>
                <text:p text:style-name="P9"><text:span text:style-name="T15">Solution 1: </text:span><text:span text:style-name="T17">[0-9]+ file[s]* found?</text:span></text:p>
                <text:p text:style-name="P9"><text:span text:style-name="T15">Good Solution: <text:s/></text:span><text:span text:style-name="T17">\d+ files? found\? </text:span></text:p>
                <text:p text:style-name="P9"><text:span text:style-name="T15"/></text:p>
                <text:p text:style-name="P9"><text:span text:style-name="T15"/></text:p>
                <text:p text:style-name="P9"><text:span text:style-name="T7"/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name="Google Shape;144;g83aafd04ea_0_467:notes" draw:style-name="gr2" draw:layer="layout" svg:width="16.932cm" svg:height="9.524cm" svg:x="1.059cm" svg:y="1.905cm" draw:page-number="11" presentation:class="page"/>
          <draw:frame draw:name="Google Shape;145;g83aafd04ea_0_467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APTION_5f_ONLY">
        <draw:custom-shape draw:name="Google Shape;155;p24" draw:style-name="gr1" draw:text-style-name="P4" draw:layer="layout" svg:width="24.67cm" svg:height="12.95cm" svg:x="0cm" svg:y="0cm">
          <text:p text:style-name="P5"><text:span text:style-name="T16">Other Examples</text:span></text:p>
          <text:p text:style-name="P9"><text:span text:style-name="T15"/></text:p>
          <text:p text:style-name="P9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6;p24" presentation:style-name="pr1" draw:text-style-name="P2" draw:layer="layout" svg:width="1.523cm" svg:height="1.092cm" svg:x="23.606cm" svg:y="13.02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57;p24" draw:style-name="gr1" draw:text-style-name="P4" draw:layer="layout" svg:width="8.654cm" svg:height="1.092cm" svg:x="15.716cm" svg:y="13.402cm">
          <text:p text:style-name="P3"><text:span text:style-name="T2">By Piyush Agarwal | Trinaha Institute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24" draw:style-name="standard" draw:layer="layout" svg:width="24.669cm" svg:height="12.356cm" svg:x="0.347cm" svg:y="1.484cm">
          <table:table>
            <table:table-column table:style-name="co4"/>
            <table:table-column table:style-name="co4"/>
            <table:table-row table:style-name="ro6" table:default-cell-style-name="ce1">
              <table:table-cell>
                <text:p text:style-name="P9"><text:span text:style-name="T15">Exercise 9: Matching Whitespaces</text:span></text:p>
                <text:p text:style-name="P9"><text:span text:style-name="T15">Task</text:span><text:span text:style-name="T15"><text:tab/></text:span><text:span text:style-name="T15"><text:tab/></text:span><text:span text:style-name="T15"><text:tab/></text:span><text:span text:style-name="T15">Text</text:span><text:span text:style-name="T15"><text:tab/></text:span><text:span text:style-name="T15"> 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1. <text:s text:c="2"/>abc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2.</text:span><text:span text:style-name="T7"><text:tab/></text:span><text:span text:style-name="T7">abc</text:span><text:span text:style-name="T7"><text:tab/></text:span></text:p>
                <text:p text:style-name="P9"><text:span text:style-name="T7">Match</text:span><text:span text:style-name="T7"><text:tab/></text:span><text:span text:style-name="T7"><text:tab/></text:span><text:span text:style-name="T7"><text:tab/></text:span><text:span text:style-name="T7">3. <text:s text:c="10"/>abc</text:span></text:p>
                <text:p text:style-name="P9"><text:span text:style-name="T7">Skip</text:span><text:span text:style-name="T7"><text:tab/></text:span><text:span text:style-name="T7"><text:tab/></text:span><text:span text:style-name="T7"><text:tab/></text:span><text:span text:style-name="T7">4.abc</text:span></text:p>
                <text:p text:style-name="P9"><text:span text:style-name="T15"/></text:p>
                <text:p text:style-name="P9"><text:span text:style-name="T15">Solution 1: </text:span><text:span text:style-name="T17">[1-3]\.\s+abc</text:span></text:p>
                <text:p text:style-name="P9"><text:span text:style-name="T15">Good Solution: </text:span><text:span text:style-name="T17">\d\.\s+abc</text:span></text:p>
                <text:p text:style-name="P9"><text:span text:style-name="T15"/></text:p>
                <text:p text:style-name="P9"><text:span text:style-name="T15">Exercise 10: Matching Lines</text:span></text:p>
                <text:p text:style-name="P9"><text:span text:style-name="T15">Task</text:span><text:span text:style-name="T15"><text:tab/></text:span><text:span text:style-name="T15"><text:tab/></text:span><text:span text:style-name="T15">Text</text:span><text:span text:style-name="T15"><text:tab/></text:span><text:span text:style-name="T15"> </text:span></text:p>
                <text:p text:style-name="P9"><text:span text:style-name="T7">Match</text:span><text:span text:style-name="T7"><text:tab/></text:span><text:span text:style-name="T7"><text:tab/></text:span><text:span text:style-name="T7">Mission: successful</text:span></text:p>
                <text:p text:style-name="P9"><text:span text:style-name="T7">Skip</text:span><text:span text:style-name="T7"><text:tab/></text:span><text:span text:style-name="T7"><text:tab/></text:span><text:span text:style-name="T7">Last Mission: unsuccessful</text:span></text:p>
                <text:p text:style-name="P9"><text:span text:style-name="T7">Skip</text:span><text:span text:style-name="T7"><text:tab/></text:span><text:span text:style-name="T7"><text:tab/></text:span><text:span text:style-name="T7">Next Mission: successful upon capture of target</text:span></text:p>
                <text:p text:style-name="P9"><text:span text:style-name="T15"/></text:p>
                <text:p text:style-name="P9"><text:span text:style-name="T15">Solution 1:</text:span><text:span text:style-name="T7"> </text:span><text:span text:style-name="T17">^Mission: successful$</text:span></text:p>
              </table:table-cell>
              <table:table-cell>
                <text:p text:style-name="P9"><text:span text:style-name="T15">Exercise 11: Matching Groups</text:span></text:p>
                <text:p text:style-name="P9"><text:span text:style-name="T15">Task</text:span><text:span text:style-name="T15"><text:tab/></text:span><text:span text:style-name="T15"><text:tab/></text:span><text:span text:style-name="T15">Text</text:span><text:span text:style-name="T15"><text:tab/></text:span><text:span text:style-name="T15"><text:tab/></text:span><text:span text:style-name="T15"><text:tab/></text:span><text:span text:style-name="T15"><text:tab/></text:span><text:span text:style-name="T15">Capture Groups</text:span><text:span text:style-name="T15"><text:tab/></text:span><text:span text:style-name="T15"> </text:span></text:p>
                <text:p text:style-name="P9"><text:span text:style-name="T7">Capture</text:span><text:span text:style-name="T7"><text:tab/></text:span><text:span text:style-name="T7">file_record_transcript.pdf</text:span><text:span text:style-name="T7"><text:tab/></text:span><text:span text:style-name="T7">file_record_transcript</text:span></text:p>
                <text:p text:style-name="P9"><text:span text:style-name="T7">Capture</text:span><text:span text:style-name="T7"><text:tab/></text:span><text:span text:style-name="T7">file_07241999.pdf</text:span><text:span text:style-name="T7"><text:tab/></text:span><text:span text:style-name="T7"><text:tab/></text:span><text:span text:style-name="T7">file_07241999</text:span></text:p>
                <text:p text:style-name="P9"><text:span text:style-name="T7">Skip</text:span><text:span text:style-name="T7"><text:tab/></text:span><text:span text:style-name="T7"><text:tab/></text:span><text:span text:style-name="T7">testfile_fake.pdf.tmp</text:span></text:p>
                <text:p text:style-name="P9"><text:span text:style-name="T15"/></text:p>
                <text:p text:style-name="P9"><text:span text:style-name="T15">Solution 1: </text:span><text:span text:style-name="T17">^(file_\w+)\.pdf$</text:span></text:p>
                <text:p text:style-name="P9"><text:span text:style-name="T15">Good Solution: </text:span><text:span text:style-name="T17">^(file.+)\.pdf$</text:span></text:p>
                <text:p text:style-name="P9"><text:span text:style-name="T15"/></text:p>
                <text:p text:style-name="P9"><text:span text:style-name="T15"/></text:p>
                <text:p text:style-name="P9"><text:span text:style-name="T15">Exercise 12: Matching Nested Groups</text:span></text:p>
                <text:p text:style-name="P9"><text:span text:style-name="T15">Task</text:span><text:span text:style-name="T15"><text:tab/></text:span><text:span text:style-name="T15"><text:tab/></text:span><text:span text:style-name="T15"> <text:s text:c="3"/>Text</text:span><text:span text:style-name="T15"><text:tab/></text:span><text:span text:style-name="T15"><text:tab/></text:span><text:span text:style-name="T15">Capture Groups</text:span><text:span text:style-name="T15"><text:tab/></text:span><text:span text:style-name="T15"> </text:span></text:p>
                <text:p text:style-name="P9"><text:span text:style-name="T7">Capture</text:span><text:span text:style-name="T7"><text:tab/></text:span><text:span text:style-name="T7">Jan 1987</text:span><text:span text:style-name="T7"><text:tab/></text:span><text:span text:style-name="T7"> <text:s text:c="9"/>Jan 1987 </text:span><text:span text:style-name="T7"><text:tab/></text:span><text:span text:style-name="T7">1987</text:span></text:p>
                <text:p text:style-name="P9"><text:span text:style-name="T7">Capture</text:span><text:span text:style-name="T7"><text:tab/></text:span><text:span text:style-name="T7">May 1969</text:span><text:span text:style-name="T7"><text:tab/></text:span><text:span text:style-name="T7"> <text:s text:c="9"/>May 1969 </text:span><text:span text:style-name="T7"><text:tab/></text:span><text:span text:style-name="T7">1969</text:span></text:p>
                <text:p text:style-name="P9"><text:span text:style-name="T7">Capture</text:span><text:span text:style-name="T7"><text:tab/></text:span><text:span text:style-name="T7">Aug 2011</text:span><text:span text:style-name="T7"><text:tab/></text:span><text:span text:style-name="T7"> <text:s text:c="9"/>Aug 2011 </text:span><text:span text:style-name="T7"><text:tab/></text:span><text:span text:style-name="T7">2011</text:span></text:p>
                <text:p text:style-name="P9"><text:span text:style-name="T15"/></text:p>
                <text:p text:style-name="P9"><text:span text:style-name="T15">Solution 1: </text:span><text:span text:style-name="T17">([a-zA-Z]+ (\d+))</text:span></text:p>
                <text:p text:style-name="P9"><text:span text:style-name="T15">Good Result: </text:span><text:span text:style-name="T17">(\w+ (\d+))</text:span></text:p>
                <text:p text:style-name="P9"><text:span text:style-name="T15">Another Result: </text:span><text:span text:style-name="T17">(\w+\s+(\d+))</text:span></text:p>
                <text:p text:style-name="P9"><text:span text:style-name="T15">We can alternatively use \s+ in lieu of the space, to catch any number of whitespace between the month and year.</text:span></text:p>
                <text:p text:style-name="P9"><text:span text:style-name="T17"/></text:p>
                <text:p text:style-name="P9"><text:span text:style-name="T15"/></text:p>
                <text:p text:style-name="P9"><text:span text:style-name="T15"/></text:p>
                <text:p text:style-name="P9"><text:span text:style-name="T7"/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name="Google Shape;152;g83aafd04ea_0_484:notes" draw:style-name="gr2" draw:layer="layout" svg:width="16.932cm" svg:height="9.524cm" svg:x="1.059cm" svg:y="1.905cm" draw:page-number="12" presentation:class="page"/>
          <draw:frame draw:name="Google Shape;153;g83aafd04ea_0_484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APTION_5f_ONLY">
        <draw:custom-shape draw:name="Google Shape;163;p25" draw:style-name="gr1" draw:text-style-name="P4" draw:layer="layout" svg:width="24.67cm" svg:height="12.95cm" svg:x="0cm" svg:y="0cm">
          <text:p text:style-name="P5"><text:span text:style-name="T16">Other Examples</text:span></text:p>
          <text:p text:style-name="P9"><text:span text:style-name="T15"/></text:p>
          <text:p text:style-name="P9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4;p25" presentation:style-name="pr1" draw:text-style-name="P2" draw:layer="layout" svg:width="1.523cm" svg:height="1.092cm" svg:x="23.606cm" svg:y="13.024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custom-shape draw:name="Google Shape;165;p25" draw:style-name="gr1" draw:text-style-name="P4" draw:layer="layout" svg:width="8.654cm" svg:height="1.092cm" svg:x="15.716cm" svg:y="13.402cm">
          <text:p text:style-name="P3"><text:span text:style-name="T2">By Piyush Agarwal | Trinaha Institute</text:span></text:p>
          <text:p text:style-name="P3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6;p25" draw:style-name="standard" draw:layer="layout" svg:width="24.669cm" svg:height="11.682cm" svg:x="0.347cm" svg:y="1.484cm">
          <table:table>
            <table:table-column table:style-name="co4"/>
            <table:table-column table:style-name="co4"/>
            <table:table-row table:style-name="ro6" table:default-cell-style-name="ce1">
              <table:table-cell>
                <text:p text:style-name="P9"><text:span text:style-name="T15">Exercise 13: Matching Nested Groups</text:span></text:p>
                <text:p text:style-name="P9"><text:span text:style-name="T15">Task</text:span><text:span text:style-name="T15"><text:tab/></text:span><text:span text:style-name="T15"><text:tab/></text:span><text:span text:style-name="T15"> <text:s text:c="3"/>Text</text:span><text:span text:style-name="T15"><text:tab/></text:span><text:span text:style-name="T15">Capture Groups</text:span><text:span text:style-name="T15"><text:tab/></text:span><text:span text:style-name="T7"> </text:span></text:p>
                <text:p text:style-name="P9"><text:span text:style-name="T7">Capture</text:span><text:span text:style-name="T7"><text:tab/></text:span><text:span text:style-name="T7">1280x720</text:span><text:span text:style-name="T7"><text:tab/></text:span><text:span text:style-name="T7"> <text:s/>1280 </text:span><text:span text:style-name="T7"><text:tab/></text:span><text:span text:style-name="T7">720</text:span></text:p>
                <text:p text:style-name="P9"><text:span text:style-name="T7">Capture</text:span><text:span text:style-name="T7"><text:tab/></text:span><text:span text:style-name="T7">1920x1600</text:span><text:span text:style-name="T7"><text:tab/></text:span><text:span text:style-name="T7"> <text:s/>1920 </text:span><text:span text:style-name="T7"><text:tab/></text:span><text:span text:style-name="T7">1600</text:span></text:p>
                <text:p text:style-name="P9"><text:span text:style-name="T7">Capture</text:span><text:span text:style-name="T7"><text:tab/></text:span><text:span text:style-name="T7">1024x768</text:span><text:span text:style-name="T7"><text:tab/></text:span><text:span text:style-name="T7"> <text:s/>1024 </text:span><text:span text:style-name="T7"><text:tab/></text:span><text:span text:style-name="T7">768</text:span></text:p>
                <text:p text:style-name="P9"><text:span text:style-name="T15"/></text:p>
                <text:p text:style-name="P9"><text:span text:style-name="T15">Solution 1: </text:span><text:span text:style-name="T17">(\d{4})x(\d+)</text:span></text:p>
                <text:p text:style-name="P9"><text:span text:style-name="T15">Good Solution: </text:span><text:span text:style-name="T17">(\d+)x(\d+)</text:span></text:p>
                <text:p text:style-name="P9"><text:span text:style-name="T15"/></text:p>
                <text:p text:style-name="P9"><text:span text:style-name="T15">Exercise 14: Matching Conditional Text</text:span></text:p>
                <text:p text:style-name="P9"><text:span text:style-name="T15">Task</text:span><text:span text:style-name="T15"><text:tab/></text:span><text:span text:style-name="T15"><text:tab/></text:span><text:span text:style-name="T15">Text</text:span><text:span text:style-name="T15"><text:tab/></text:span><text:span text:style-name="T15"> </text:span></text:p>
                <text:p text:style-name="P9"><text:span text:style-name="T15">Match</text:span><text:span text:style-name="T15"><text:tab/></text:span><text:span text:style-name="T15"><text:tab/></text:span><text:span text:style-name="T15">I love cats</text:span></text:p>
                <text:p text:style-name="P9"><text:span text:style-name="T15">Match</text:span><text:span text:style-name="T15"><text:tab/></text:span><text:span text:style-name="T15"><text:tab/></text:span><text:span text:style-name="T15">I love dogs</text:span></text:p>
                <text:p text:style-name="P9"><text:span text:style-name="T15">Skip</text:span><text:span text:style-name="T15"><text:tab/></text:span><text:span text:style-name="T15"><text:tab/></text:span><text:span text:style-name="T15">I love logs</text:span></text:p>
                <text:p text:style-name="P9"><text:span text:style-name="T15">Skip</text:span><text:span text:style-name="T15"><text:tab/></text:span><text:span text:style-name="T15"><text:tab/></text:span><text:span text:style-name="T15">I love cogs</text:span></text:p>
                <text:p text:style-name="P9"><text:span text:style-name="T15"/></text:p>
                <text:p text:style-name="P9"><text:span text:style-name="T15">Solution 1:</text:span><text:span text:style-name="T7"> </text:span><text:span text:style-name="T17">I love ([cb]ats*|[dh]ogs*)</text:span></text:p>
                <text:p text:style-name="P9"><text:span text:style-name="T15">Good Solution: </text:span><text:span text:style-name="T17">I love (cats|dogs)</text:span></text:p>
              </table:table-cell>
              <table:table-cell>
                <text:p text:style-name="P9"><text:span text:style-name="T17"/></text:p>
                <text:p text:style-name="P9"><text:span text:style-name="T15"/></text:p>
                <text:p text:style-name="P9"><text:span text:style-name="T15"/></text:p>
                <text:p text:style-name="P9"><text:span text:style-name="T7"/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name="Google Shape;160;g83aafd04ea_0_496:notes" draw:style-name="gr2" draw:layer="layout" svg:width="16.932cm" svg:height="9.524cm" svg:x="1.059cm" svg:y="1.905cm" draw:page-number="13" presentation:class="page"/>
          <draw:frame draw:name="Google Shape;161;g83aafd04ea_0_49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PTION_5f_ONLY-background" style:display-name="CAPTION_ONLY-background" style:family="presentation">
      <style:graphic-properties draw:stroke="none" draw:fill="solid" draw:fill-color="#a7f0f0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a7f0f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CAPTION_5f_ONLY-backgroundobjects">
      <style:graphic-properties draw:stroke="none" draw:fill="none" draw:fill-color="#ffffff" draw:auto-grow-height="false" fo:min-height="1.485cm"/>
    </style:style>
    <style:style style:name="Mpr3" style:family="presentation" style:parent-style-name="CAPTION_5f_ONL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APTION_5f_ONLY" style:display-name="CAPTION_ONLY" style:page-layout-name="PM1" draw:style-name="Mdp1">
      <draw:custom-shape draw:name="Google Shape;56;p10" draw:style-name="Mgr3" draw:text-style-name="MP5" draw:layer="backgroundobjects" svg:width="23.046cm" svg:height="0.001cm" svg:x="1.177cm" svg:y="13.571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7;p10" presentation:style-name="CAPTION_5f_ONLY-outline1" draw:layer="backgroundobjects" svg:width="23.301cm" svg:height="1.092cm" svg:x="1.438cm" svg:y="13.363cm" presentation:class="outline" presentation:placeholder="true" presentation:user-transformed="true">
        <draw:text-box/>
      </draw:frame>
      <draw:frame draw:name="Google Shape;58;p10" presentation:style-name="Mpr1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9.798cm" svg:height="11.136cm" svg:x="0.6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4"/>
    <meta:generator>LibreOfficeDev/6.0.5.2$Linux_X86_64 LibreOffice_project/</meta:generator>
  </office:meta>
</office:document-meta>
</file>